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none" draw:textarea-horizontal-align="left" draw:textarea-vertical-align="top" draw:shadow="hidden"/>
    </style:style>
    <style:style style:name="gr4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cm" svg:height="5.5cm" svg:x="1cm" svg:y="7.5cm">
          <text:p text:style-name="P1"><text:span text:style-name="T1">Conseil d'Administration</text:span></text:p>
        </draw:rect>
        <draw:rect draw:style-name="gr2" draw:text-style-name="P2" draw:layer="layout" svg:width="2.58cm" svg:height="0.635cm" svg:x="1.415cm" svg:y="8.965cm">
          <text:p text:style-name="P2"><text:span text:style-name="T2">Universités</text:span></text:p>
        </draw:rect>
        <draw:rect draw:style-name="gr2" draw:text-style-name="P2" draw:layer="layout" svg:width="4.5cm" svg:height="0.635cm" svg:x="4.415cm" svg:y="8.965cm">
          <text:p text:style-name="P2"><text:span text:style-name="T2">Associations conventionnées</text:span></text:p>
        </draw:rect>
        <draw:rect draw:style-name="gr2" draw:text-style-name="P2" draw:layer="layout" svg:width="3.08cm" svg:height="0.635cm" svg:x="9.335cm" svg:y="8.965cm">
          <text:p text:style-name="P2"><text:span text:style-name="T2">Associations de l'AG</text:span></text:p>
        </draw:rect>
        <draw:rect draw:style-name="gr1" draw:text-style-name="P1" draw:layer="controls" svg:width="12cm" svg:height="3.04cm" svg:x="1cm" svg:y="3.96cm">
          <text:p text:style-name="P1"><text:span text:style-name="T1">Direction</text:span></text:p>
        </draw:rect>
        <draw:rect draw:style-name="gr2" draw:text-style-name="P2" draw:layer="controls" svg:width="1.5cm" svg:height="0.5cm" svg:x="1.5cm" svg:y="5.54cm">
          <text:p text:style-name="P2"><text:span text:style-name="T2">Directeur</text:span></text:p>
        </draw:rect>
        <draw:rect draw:style-name="gr2" draw:text-style-name="P2" draw:layer="controls" svg:width="3.5cm" svg:height="0.5cm" svg:x="5cm" svg:y="5.54cm">
          <text:p text:style-name="P2"><text:span text:style-name="T2">Directeur adjoint / DRH</text:span></text:p>
        </draw:rect>
        <draw:rect draw:style-name="gr2" draw:text-style-name="P2" draw:layer="controls" svg:width="2cm" svg:height="0.5cm" svg:x="10cm" svg:y="5.54cm">
          <text:p text:style-name="P2"><text:span text:style-name="T2">Comptable</text:span></text:p>
        </draw:rect>
        <draw:rect draw:style-name="gr1" draw:text-style-name="P1" draw:layer="controls" svg:width="11cm" svg:height="2cm" svg:x="1.415cm" svg:y="10.5cm">
          <text:p text:style-name="P1"><text:span text:style-name="T1">Bureau</text:span></text:p>
        </draw:rect>
        <draw:rect draw:style-name="gr2" draw:text-style-name="P2" draw:layer="controls" svg:width="1.81cm" svg:height="0.5cm" svg:x="10.105cm" svg:y="11.5cm">
          <text:p text:style-name="P2"><text:span text:style-name="T2">Président</text:span></text:p>
        </draw:rect>
        <draw:rect draw:style-name="gr2" draw:text-style-name="P2" draw:layer="controls" svg:width="2cm" svg:height="0.5cm" svg:x="1.915cm" svg:y="11.5cm">
          <text:p text:style-name="P2"><text:span text:style-name="T2">Secrétaire</text:span></text:p>
        </draw:rect>
        <draw:rect draw:style-name="gr2" draw:text-style-name="P2" draw:layer="controls" svg:width="2cm" svg:height="0.5cm" svg:x="5.915cm" svg:y="11.5cm">
          <text:p text:style-name="P2"><text:span text:style-name="T2">Trésorier</text:span></text:p>
        </draw:rect>
        <draw:rect draw:style-name="gr3" draw:text-style-name="P1" draw:layer="controls" svg:width="15.99cm" svg:height="2.54cm" svg:x="17cm" svg:y="18.96cm">
          <text:p text:style-name="P1"><text:span text:style-name="T1">Services</text:span></text:p>
        </draw:rect>
        <draw:rect draw:style-name="gr2" draw:text-style-name="P2" draw:layer="controls" svg:width="2cm" svg:height="0.5cm" svg:x="17.99cm" svg:y="20.14cm">
          <text:p text:style-name="P2"><text:span text:style-name="T2">Pépinière</text:span></text:p>
        </draw:rect>
        <draw:rect draw:style-name="gr2" draw:text-style-name="P2" draw:layer="controls" svg:width="2cm" svg:height="0.5cm" svg:x="26.99cm" svg:y="20.14cm">
          <text:p text:style-name="P2"><text:span text:style-name="T2">ENE</text:span></text:p>
        </draw:rect>
        <draw:rect draw:style-name="gr2" draw:text-style-name="P2" draw:layer="controls" svg:width="2cm" svg:height="0.5cm" svg:x="23.99cm" svg:y="20.14cm">
          <text:p text:style-name="P2"><text:span text:style-name="T2">API</text:span></text:p>
        </draw:rect>
        <draw:rect draw:style-name="gr2" draw:text-style-name="P3" draw:layer="controls" svg:width="2cm" svg:height="0.5cm" svg:x="20.99cm" svg:y="20.14cm">
          <text:p text:style-name="P3">Guichet préf.</text:p>
        </draw:rect>
        <draw:rect draw:style-name="gr1" draw:text-style-name="P1" draw:layer="controls" svg:width="4.5cm" svg:height="1cm" svg:x="1cm" svg:y="1cm">
          <text:p text:style-name="P1"><text:span text:style-name="T1">Assemblée Générale</text:span></text:p>
        </draw:rect>
        <draw:rect draw:style-name="gr3" draw:text-style-name="P1" draw:layer="controls" svg:width="16.5cm" svg:height="2cm" svg:x="1cm" svg:y="13.1cm">
          <text:p text:style-name="P1"><text:span text:style-name="T1">Commissions</text:span></text:p>
        </draw:rect>
        <draw:rect draw:style-name="gr4" draw:text-style-name="P5" draw:layer="controls" svg:width="17.787cm" svg:height="3.563cm" svg:x="23.225cm" svg:y="25.13cm">
          <text:p text:style-name="P4"><text:span text:style-name="T3">Diagramme de flux de l'association Éponyme</text:span></text:p>
        </draw:rect>
        <draw:rect draw:style-name="gr2" draw:text-style-name="P2" draw:layer="controls" svg:width="2cm" svg:height="0.5cm" svg:x="29.99cm" svg:y="20.14cm">
          <text:p text:style-name="P2"><text:span text:style-name="T2">Café</text:span></text:p>
        </draw:rect>
        <draw:line draw:style-name="gr5" draw:text-style-name="P6" draw:layer="controls" svg:x1="1cm" svg:y1="15.1cm" svg:x2="1cm" svg:y2="16.1cm">
          <text:p/>
        </draw:line>
        <draw:line draw:style-name="gr5" draw:text-style-name="P6" draw:layer="controls" svg:x1="3.5cm" svg:y1="15.1cm" svg:x2="4cm" svg:y2="16.1cm">
          <text:p/>
        </draw:line>
        <draw:rect draw:style-name="gr6" draw:text-style-name="P6" draw:layer="controls" svg:width="3cm" svg:height="4.315cm" svg:x="1cm" svg:y="16.1cm">
          <text:p/>
        </draw:rect>
        <draw:rect draw:style-name="gr2" draw:text-style-name="P2" draw:layer="controls" svg:width="2.215cm" svg:height="0.635cm" svg:x="1.285cm" svg:y="16.6cm">
          <text:p text:style-name="P2"><text:span text:style-name="T2">Responsable</text:span></text:p>
        </draw:rect>
        <draw:rect draw:style-name="gr2" draw:text-style-name="P2" draw:layer="controls" svg:width="2.215cm" svg:height="1cm" svg:x="1.285cm" svg:y="19.1cm">
          <text:p text:style-name="P2"><text:span text:style-name="T2">Bénévoles</text:span></text:p>
        </draw:rect>
        <draw:frame draw:style-name="gr7" draw:text-style-name="P8" draw:layer="controls" svg:width="2.166cm" svg:height="0.887cm" svg:x="1.334cm" svg:y="15.213cm">
          <draw:text-box>
            <text:p text:style-name="P7"><text:span text:style-name="T2">pour chaque</text:span></text:p>
            <text:p text:style-name="P7"><text:span text:style-name="T2">commission :</text:span></text:p>
          </draw:text-box>
        </draw:frame>
        <draw:rect draw:style-name="gr2" draw:text-style-name="P2" draw:layer="layout" svg:width="1.5cm" svg:height="0.5cm" svg:x="1.5cm" svg:y="13.9cm">
          <text:p text:style-name="P2"><text:span text:style-name="T2">Animation</text:span></text:p>
        </draw:rect>
        <draw:rect draw:style-name="gr2" draw:text-style-name="P2" draw:layer="layout" svg:width="1.5cm" svg:height="0.5cm" svg:x="3.5cm" svg:y="13.9cm">
          <text:p text:style-name="P2"><text:span text:style-name="T2">Pépinière</text:span></text:p>
        </draw:rect>
        <draw:rect draw:style-name="gr2" draw:text-style-name="P2" draw:layer="layout" svg:width="1.5cm" svg:height="0.5cm" svg:x="5.5cm" svg:y="13.9cm">
          <text:p text:style-name="P2"><text:span text:style-name="T2">MM</text:span></text:p>
        </draw:rect>
        <draw:rect draw:style-name="gr2" draw:text-style-name="P2" draw:layer="layout" svg:width="1.5cm" svg:height="0.5cm" svg:x="7.5cm" svg:y="13.9cm">
          <text:p text:style-name="P2"><text:span text:style-name="T2">API</text:span></text:p>
        </draw:rect>
        <draw:rect draw:style-name="gr2" draw:text-style-name="P2" draw:layer="layout" svg:width="1.5cm" svg:height="0.5cm" svg:x="9.5cm" svg:y="13.9cm">
          <text:p text:style-name="P2"><text:span text:style-name="T2">Concert</text:span></text:p>
        </draw:rect>
        <draw:rect draw:style-name="gr2" draw:text-style-name="P2" draw:layer="layout" svg:width="1.5cm" svg:height="0.5cm" svg:x="11.5cm" svg:y="13.9cm">
          <text:p text:style-name="P2"><text:span text:style-name="T2">VdB</text:span></text:p>
        </draw:rect>
        <draw:rect draw:style-name="gr2" draw:text-style-name="P2" draw:layer="layout" svg:width="1.5cm" svg:height="0.5cm" svg:x="13.5cm" svg:y="13.9cm">
          <text:p text:style-name="P2"><text:span text:style-name="T2">A-M A</text:span></text:p>
        </draw:rect>
        <draw:rect draw:style-name="gr2" draw:text-style-name="P2" draw:layer="layout" svg:width="1.5cm" svg:height="0.5cm" svg:x="15.5cm" svg:y="13.9cm">
          <text:p text:style-name="P2"><text:span text:style-name="T2">Feuill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creation-date>2008-11-08T16:52:59</meta:creation-date>
    <dc:date>2008-11-19T00:41:09</dc:date>
    <meta:editing-cycles>29</meta:editing-cycles>
    <meta:editing-duration>PT03H34M05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